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ourier New" svg:font-family="'Courier New'" style:font-family-generic="roman" style:font-pitch="variable"/>
    <style:font-face style:name="Droid Sans" svg:font-family="'Droid Sans'" style:font-family-generic="roman" style:font-pitch="variable"/>
    <style:font-face style:name="Helvetica" svg:font-family="Helvetica" style:font-family-generic="roman" style:font-pitch="variable"/>
    <style:font-face style:name="Lucida Grande" svg:font-family="'Lucida Grande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Grande1" svg:font-family="'Lucida Grande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="Helvetica" fo:font-size="10pt" fo:language="en" fo:country="US" style:font-size-asian="10pt"/>
    </style:style>
    <style:style style:name="P2" style:family="paragraph" style:parent-style-name="Standard">
      <style:text-properties style:font-name="Courier New" fo:language="en" fo:country="US" officeooo:paragraph-rsid="000dbf36"/>
    </style:style>
    <style:style style:name="P3" style:family="paragraph" style:parent-style-name="Standard">
      <style:text-properties style:font-name="Courier New" fo:language="en" fo:country="US" style:text-underline-style="none" officeooo:paragraph-rsid="000fb7b5"/>
    </style:style>
    <style:style style:name="P4" style:family="paragraph" style:parent-style-name="Standard">
      <style:text-properties style:font-name="Courier New" fo:language="en" fo:country="US" officeooo:paragraph-rsid="000fb7b5"/>
    </style:style>
    <style:style style:name="P5" style:family="paragraph" style:parent-style-name="Standard">
      <style:text-properties style:text-underline-style="none"/>
    </style:style>
    <style:style style:name="P6" style:family="paragraph" style:parent-style-name="Standard">
      <style:text-properties style:text-underline-style="none" officeooo:paragraph-rsid="000dbf36"/>
    </style:style>
    <style:style style:name="P7" style:family="paragraph" style:parent-style-name="Standard">
      <style:text-properties style:text-underline-style="none" officeooo:paragraph-rsid="000fb7b5"/>
    </style:style>
    <style:style style:name="P8" style:family="paragraph" style:parent-style-name="Standard">
      <style:text-properties style:text-underline-style="none" officeooo:paragraph-rsid="0010e9a5"/>
    </style:style>
    <style:style style:name="P9" style:family="paragraph" style:parent-style-name="Standard">
      <style:text-properties officeooo:paragraph-rsid="000dbf36"/>
    </style:style>
    <style:style style:name="P10" style:family="paragraph" style:parent-style-name="Standard">
      <style:text-properties fo:color="#000000" style:font-name="Courier New" fo:language="en" fo:country="US" style:text-underline-style="none" officeooo:paragraph-rsid="000fb7b5"/>
    </style:style>
    <style:style style:name="P11" style:family="paragraph" style:parent-style-name="Standard">
      <style:text-properties officeooo:paragraph-rsid="000fb7b5"/>
    </style:style>
    <style:style style:name="P12" style:family="paragraph" style:parent-style-name="Standard">
      <style:text-properties fo:background-color="#ffff00"/>
    </style:style>
    <style:style style:name="P13" style:family="paragraph" style:parent-style-name="Standard" style:master-page-name="Standard">
      <style:paragraph-properties style:page-number="auto"/>
      <style:text-properties style:font-name="Courier New" fo:language="en" fo:country="US"/>
    </style:style>
    <style:style style:name="P14" style:family="paragraph" style:parent-style-name="Standard">
      <style:text-properties style:font-name="Courier New"/>
    </style:style>
    <style:style style:name="P15" style:family="paragraph" style:parent-style-name="Standard">
      <style:text-properties style:font-name="Courier New" fo:language="en" fo:country="US"/>
    </style:style>
    <style:style style:name="P16" style:family="paragraph" style:parent-style-name="Standard">
      <style:text-properties style:font-name="Courier New" fo:language="en" fo:country="US" style:text-underline-style="solid" style:text-underline-width="auto" style:text-underline-color="font-color" officeooo:paragraph-rsid="000fb7b5"/>
    </style:style>
    <style:style style:name="P17" style:family="paragraph" style:parent-style-name="Standard">
      <style:text-properties style:font-name="Courier New" fo:language="en" fo:country="US" fo:background-color="#ffff00"/>
    </style:style>
    <style:style style:name="P18" style:family="paragraph" style:parent-style-name="Standard">
      <style:text-properties style:font-name="Courier New" fo:language="en" fo:country="US" style:text-underline-style="none"/>
    </style:style>
    <style:style style:name="P19" style:family="paragraph" style:parent-style-name="Standard">
      <style:text-properties style:font-name="Courier New" fo:language="en" fo:country="US" style:text-underline-style="none" fo:background-color="#ffff00"/>
    </style:style>
    <style:style style:name="P20" style:family="paragraph" style:parent-style-name="Standard">
      <style:text-properties style:font-name="Courier New" fo:language="en" fo:country="US" style:text-underline-style="none" officeooo:paragraph-rsid="001d2b5d" fo:background-color="#ffff00"/>
    </style:style>
    <style:style style:name="P21" style:family="paragraph" style:parent-style-name="Standard">
      <style:text-properties style:font-name="Courier New" fo:language="en" fo:country="US" style:text-underline-style="none" officeooo:paragraph-rsid="001a0214" fo:background-color="#ffff00"/>
    </style:style>
    <style:style style:name="P22" style:family="paragraph" style:parent-style-name="Standard">
      <style:text-properties style:font-name="Courier New" fo:language="en" fo:country="US" officeooo:paragraph-rsid="0021273e"/>
    </style:style>
    <style:style style:name="P23" style:family="paragraph" style:parent-style-name="Standard">
      <style:text-properties style:font-name="Courier New" fo:language="en" fo:country="US" officeooo:paragraph-rsid="002396bc"/>
    </style:style>
    <style:style style:name="P24" style:family="paragraph" style:parent-style-name="Standard">
      <style:text-properties style:text-underline-style="none"/>
    </style:style>
    <style:style style:name="P25" style:family="paragraph" style:parent-style-name="Standard">
      <style:text-properties style:text-underline-style="none" fo:background-color="#ffff00"/>
    </style:style>
    <style:style style:name="P26" style:family="paragraph" style:parent-style-name="Standard">
      <style:text-properties style:text-underline-style="none" officeooo:paragraph-rsid="001d2b5d" fo:background-color="#ffff00"/>
    </style:style>
    <style:style style:name="P27" style:family="paragraph" style:parent-style-name="Standard">
      <style:text-properties officeooo:paragraph-rsid="001a0214" fo:background-color="#ffff00"/>
    </style:style>
    <style:style style:name="P28" style:family="paragraph" style:parent-style-name="Standard">
      <style:text-properties officeooo:paragraph-rsid="0021273e" fo:background-color="#ffff00"/>
    </style:style>
    <style:style style:name="T1" style:family="text">
      <style:text-properties style:font-name="Courier New"/>
    </style:style>
    <style:style style:name="T2" style:family="text">
      <style:text-properties style:font-name="Courier New" fo:language="en" fo:country="US"/>
    </style:style>
    <style:style style:name="T3" style:family="text">
      <style:text-properties style:font-name="Courier New" fo:language="en" fo:country="US" style:text-underline-style="solid" style:text-underline-width="auto" style:text-underline-color="font-color"/>
    </style:style>
    <style:style style:name="T4" style:family="text">
      <style:text-properties style:font-name="Courier New" fo:language="en" fo:country="US" style:text-underline-style="none"/>
    </style:style>
    <style:style style:name="T5" style:family="text">
      <style:text-properties style:font-name="Courier New" fo:language="en" fo:country="US" officeooo:rsid="0010e9a5"/>
    </style:style>
    <style:style style:name="T6" style:family="text">
      <style:text-properties style:font-name="Courier New" fo:language="en" fo:country="US" officeooo:rsid="0014069c"/>
    </style:style>
    <style:style style:name="T7" style:family="text">
      <style:text-properties style:font-name="Courier New" fo:language="en" fo:country="US" officeooo:rsid="00187cd5"/>
    </style:style>
    <style:style style:name="T8" style:family="text">
      <style:text-properties style:font-name="Courier New" fo:language="en" fo:country="US" officeooo:rsid="001afe24"/>
    </style:style>
    <style:style style:name="T9" style:family="text">
      <style:text-properties style:font-name="Courier New" fo:language="en" fo:country="US" fo:font-style="italic" style:font-style-asian="italic" style:font-style-complex="italic"/>
    </style:style>
    <style:style style:name="T10" style:family="text">
      <style:text-properties style:font-name="Courier New" fo:language="en" fo:country="US" officeooo:rsid="001c5609"/>
    </style:style>
    <style:style style:name="T11" style:family="text">
      <style:text-properties style:font-name="Courier New" fo:language="en" fo:country="US" fo:background-color="#ffff00"/>
    </style:style>
    <style:style style:name="T12" style:family="text">
      <style:text-properties fo:color="#0000ff" style:font-name="Courier New" fo:language="en" fo:country="US"/>
    </style:style>
    <style:style style:name="T13" style:family="text">
      <style:text-properties fo:color="#0000ff" style:font-name="Courier New" fo:language="en" fo:country="US" fo:font-weight="bold" style:font-weight-asian="bold"/>
    </style:style>
    <style:style style:name="T14" style:family="text">
      <style:text-properties fo:color="#0000ff" style:font-name="Courier New" fo:language="en" fo:country="US" fo:font-weight="bold" officeooo:rsid="002e4517" style:font-weight-asian="bold" style:font-weight-complex="normal"/>
    </style:style>
    <style:style style:name="T15" style:family="text">
      <style:text-properties fo:color="#0000ff" style:font-name="Courier New" fo:language="en" fo:country="US" fo:font-weight="bold" officeooo:rsid="002e4517" style:font-weight-asian="bold"/>
    </style:style>
    <style:style style:name="T16" style:family="text">
      <style:text-properties fo:color="#0000ff" style:font-name="Courier New" fo:language="en" fo:country="US" fo:font-weight="bold" fo:background-color="#ffff00" style:font-weight-asian="bold"/>
    </style:style>
    <style:style style:name="T17" style:family="text">
      <style:text-properties fo:color="#0000ff" style:font-name="Courier New" fo:language="en" fo:country="US" style:text-underline-style="solid" style:text-underline-width="auto" style:text-underline-color="font-color" fo:font-weight="bold" style:font-weight-asian="bold"/>
    </style:style>
    <style:style style:name="T18" style:family="text">
      <style:text-properties fo:color="#0000ff" style:font-name="Courier New" fo:language="en" fo:country="US" style:text-underline-style="none" fo:font-weight="bold" style:font-weight-asian="bold"/>
    </style:style>
    <style:style style:name="T19" style:family="text">
      <style:text-properties fo:color="#0000ff" style:font-name="Courier New" fo:font-weight="bold" style:font-weight-asian="bold"/>
    </style:style>
    <style:style style:name="T20" style:family="text">
      <style:text-properties fo:color="#0000ff" fo:font-weight="bold" style:font-weight-asian="bold"/>
    </style:style>
    <style:style style:name="T21" style:family="text">
      <style:text-properties fo:color="#0000ff" fo:font-weight="bold" officeooo:rsid="002e4517" style:font-weight-asian="bold" style:font-weight-complex="normal"/>
    </style:style>
    <style:style style:name="T22" style:family="text">
      <style:text-properties fo:color="#0000ff" fo:font-weight="bold" officeooo:rsid="002e4517" fo:background-color="#ffff00" style:font-weight-asian="bold" style:font-weight-complex="normal"/>
    </style:style>
    <style:style style:name="T23" style:family="text">
      <style:text-properties fo:color="#c0c0c0" style:font-name="Courier New" fo:language="en" fo:country="US"/>
    </style:style>
    <style:style style:name="T24" style:family="text">
      <style:text-properties fo:color="#c0c0c0" style:font-name="Courier New" fo:language="en" fo:country="US" fo:font-style="italic" style:font-style-asian="italic"/>
    </style:style>
    <style:style style:name="T25" style:family="text">
      <style:text-properties fo:color="#c0c0c0" style:font-name="Courier New" fo:language="en" fo:country="US" fo:font-style="italic" style:font-style-asian="italic" style:font-style-complex="italic"/>
    </style:style>
    <style:style style:name="T26" style:family="text">
      <style:text-properties fo:color="#c0c0c0" style:font-name="Courier New" fo:language="en" fo:country="US" fo:font-style="italic" officeooo:rsid="0024b450" style:font-style-asian="italic"/>
    </style:style>
    <style:style style:name="T27" style:family="text">
      <style:text-properties fo:color="#c0c0c0" style:font-name="Courier New" fo:language="en" fo:country="US" fo:font-style="italic" officeooo:rsid="0024dc5c" style:font-style-asian="italic"/>
    </style:style>
    <style:style style:name="T28" style:family="text">
      <style:text-properties fo:color="#c0c0c0" style:font-name="Courier New" fo:language="en" fo:country="US" fo:font-style="italic" officeooo:rsid="0024ef7d" style:font-style-asian="italic"/>
    </style:style>
    <style:style style:name="T29" style:family="text">
      <style:text-properties fo:color="#c0c0c0" style:font-name="Courier New" fo:language="en" fo:country="US" fo:font-style="italic" officeooo:rsid="002871d9" style:font-style-asian="italic"/>
    </style:style>
    <style:style style:name="T30" style:family="text">
      <style:text-properties fo:color="#c0c0c0" style:font-name="Courier New" fo:language="en" fo:country="US" fo:font-style="italic" style:text-underline-style="solid" style:text-underline-width="auto" style:text-underline-color="font-color" style:font-style-asian="italic"/>
    </style:style>
    <style:style style:name="T31" style:family="text">
      <style:text-properties fo:color="#c0c0c0" style:font-name="Courier New" fo:language="en" fo:country="US" fo:font-style="italic" style:text-underline-style="none" style:font-style-asian="italic"/>
    </style:style>
    <style:style style:name="T32" style:family="text">
      <style:text-properties fo:color="#c0c0c0" style:font-name="Courier New" fo:language="en" fo:country="US" fo:font-style="italic" fo:background-color="#ffff00" style:font-style-asian="italic"/>
    </style:style>
    <style:style style:name="T33" style:family="text">
      <style:text-properties fo:color="#c0c0c0" style:font-name="Courier New" fo:language="en" fo:country="US" fo:font-style="italic" officeooo:rsid="0024ef7d" fo:background-color="#ffff00" style:font-style-asian="italic"/>
    </style:style>
    <style:style style:name="T34" style:family="text">
      <style:text-properties fo:color="#c0c0c0" style:font-name="Courier New" fo:language="en" fo:country="US" fo:font-style="normal" officeooo:rsid="0024b450" style:font-style-asian="normal" style:font-style-complex="normal"/>
    </style:style>
    <style:style style:name="T35" style:family="text">
      <style:text-properties fo:color="#c0c0c0" style:font-name="Courier New" fo:language="en" fo:country="US" fo:font-style="normal" officeooo:rsid="002871d9" style:font-style-asian="normal" style:font-style-complex="normal"/>
    </style:style>
    <style:style style:name="T36" style:family="text">
      <style:text-properties fo:color="#c0c0c0" style:font-name="Courier New" fo:font-style="italic" style:font-style-asian="italic"/>
    </style:style>
    <style:style style:name="T37" style:family="text">
      <style:text-properties fo:color="#c0c0c0" fo:font-style="italic" style:font-style-asian="italic"/>
    </style:style>
    <style:style style:name="T38" style:family="text">
      <style:text-properties fo:color="#000000"/>
    </style:style>
    <style:style style:name="T39" style:family="text">
      <style:text-properties fo:color="#000000" style:font-name="Courier New"/>
    </style:style>
    <style:style style:name="T40" style:family="text">
      <style:text-properties fo:color="#000000" style:font-name="Courier New" fo:language="en" fo:country="US"/>
    </style:style>
    <style:style style:name="T41" style:family="text">
      <style:text-properties fo:color="#000000" style:font-name="Courier New" fo:language="en" fo:country="US" style:text-underline-style="solid" style:text-underline-width="auto" style:text-underline-color="font-color"/>
    </style:style>
    <style:style style:name="T42" style:family="text">
      <style:text-properties fo:color="#000000" style:font-name="Courier New" fo:language="en" fo:country="US" fo:font-weight="bold" style:font-weight-asian="bold"/>
    </style:style>
    <style:style style:name="T43" style:family="text">
      <style:text-properties fo:color="#000000" style:font-name="Courier New" fo:language="en" fo:country="US" fo:font-weight="normal" officeooo:rsid="002e4517" style:font-weight-asian="normal" style:font-weight-complex="normal"/>
    </style:style>
    <style:style style:name="T44" style:family="text">
      <style:text-properties fo:color="#000000" style:font-name="Courier New" fo:language="en" fo:country="US" fo:font-style="normal" officeooo:rsid="002871d9" style:font-style-asian="normal" style:font-style-complex="normal"/>
    </style:style>
    <style:style style:name="T45" style:family="text">
      <style:text-properties fo:color="#000000" style:font-name="Courier New" fo:font-weight="bold" style:font-weight-asian="bold"/>
    </style:style>
    <style:style style:name="T46" style:family="text">
      <style:text-properties fo:color="#000000" officeooo:rsid="00123538"/>
    </style:style>
    <style:style style:name="T47" style:family="text">
      <style:text-properties fo:color="#000000" officeooo:rsid="0013c7f8"/>
    </style:style>
    <style:style style:name="T48" style:family="text">
      <style:text-properties fo:color="#000000" fo:font-weight="normal" officeooo:rsid="002e4517" style:font-weight-asian="normal" style:font-weight-complex="normal"/>
    </style:style>
    <style:style style:name="T49" style:family="text">
      <style:text-properties fo:color="#000000" fo:font-weight="normal" officeooo:rsid="00301240" style:font-weight-asian="normal" style:font-weight-complex="normal"/>
    </style:style>
    <style:style style:name="T50" style:family="text">
      <style:text-properties fo:color="#000000" fo:font-weight="normal" officeooo:rsid="002e4517" fo:background-color="#ffff00" style:font-weight-asian="normal" style:font-weight-complex="normal"/>
    </style:style>
    <style:style style:name="T51" style:family="text">
      <style:text-properties fo:color="#000000" fo:font-weight="normal" officeooo:rsid="00301240" fo:background-color="#ffff00" style:font-weight-asian="normal" style:font-weight-complex="normal"/>
    </style:style>
    <style:style style:name="T52" style:family="text">
      <style:text-properties fo:color="#000000" style:text-underline-style="none"/>
    </style:style>
    <style:style style:name="T53" style:family="text">
      <style:text-properties style:text-underline-style="solid" style:text-underline-width="auto" style:text-underline-color="font-color"/>
    </style:style>
    <style:style style:name="T54" style:family="text">
      <style:text-properties officeooo:rsid="0015d4a0"/>
    </style:style>
    <style:style style:name="T55" style:family="text">
      <style:text-properties officeooo:rsid="00187cd5"/>
    </style:style>
    <style:style style:name="T56" style:family="text">
      <style:text-properties fo:color="#b2b2b2" style:font-name="Courier New" fo:language="en" fo:country="US" fo:font-style="italic" style:font-style-asian="italic" style:font-style-complex="italic"/>
    </style:style>
    <style:style style:name="T57" style:family="text">
      <style:text-properties fo:color="#b2b2b2" style:font-name="Courier New" fo:language="en" fo:country="US" fo:font-style="italic" fo:font-weight="normal" officeooo:rsid="002e4517" style:font-style-asian="italic" style:font-weight-asian="normal" style:font-style-complex="italic" style:font-weight-complex="normal"/>
    </style:style>
    <style:style style:name="T58" style:family="text">
      <style:text-properties fo:color="#b2b2b2" style:font-name="Courier New" fo:language="en" fo:country="US" fo:font-style="normal" officeooo:rsid="0024b450" style:font-style-asian="normal" style:font-style-complex="normal"/>
    </style:style>
    <style:style style:name="T59" style:family="text">
      <style:text-properties fo:color="#b2b2b2" style:font-name="Courier New" fo:language="en" fo:country="US" fo:font-style="normal" officeooo:rsid="002871d9" style:font-style-asian="normal" style:font-style-complex="normal"/>
    </style:style>
    <style:style style:name="T60" style:family="text">
      <style:text-properties fo:color="#b2b2b2" fo:font-style="italic" fo:font-weight="normal" officeooo:rsid="002e4517" style:font-style-asian="italic" style:font-weight-asian="normal" style:font-style-complex="italic" style:font-weight-complex="normal"/>
    </style:style>
    <style:style style:name="T61" style:family="text">
      <style:text-properties fo:color="#b2b2b2" fo:font-style="italic" fo:font-weight="normal" officeooo:rsid="002e4517" fo:background-color="#ffff00" style:font-style-asian="italic" style:font-weight-asian="normal" style:font-style-complex="italic" style:font-weight-complex="normal"/>
    </style:style>
    <style:style style:name="T62" style:family="text">
      <style:text-properties officeooo:rsid="001c8f41"/>
    </style:style>
    <style:style style:name="T63" style:family="text">
      <style:text-properties fo:background-color="#ffff00"/>
    </style:style>
    <style:style style:name="T64" style:family="text">
      <style:text-properties fo:color="#111111" style:font-name="Courier New" fo:language="en" fo:country="US" fo:font-style="normal" officeooo:rsid="0024b450" style:font-style-asian="normal" style:font-style-complex="normal"/>
    </style:style>
    <style:style style:name="T65" style:family="text">
      <style:text-properties fo:color="#111111" style:font-name="Courier New" fo:language="en" fo:country="US" fo:font-style="normal" officeooo:rsid="0026a953" style:font-style-asian="normal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behavior_annex ::=</text:p>
      <text:p text:style-name="Standard"><text:span text:style-name="T2"><text:s text:c="2"/>[ </text:span><text:span text:style-name="T13">variables</text:span><text:span text:style-name="T2"> { behavior_variable }+ ]</text:span></text:p>
      <text:p text:style-name="Standard"><text:span text:style-name="T2"><text:s text:c="2"/>[ </text:span><text:span text:style-name="T13">states</text:span><text:span text:style-name="T2"> { behavior_state }+ ]</text:span></text:p>
      <text:p text:style-name="Standard"><text:span text:style-name="T2"><text:s text:c="2"/>[ </text:span><text:span text:style-name="T13">transitions</text:span><text:span text:style-name="T2"> { behavior_transition }+ ]</text:span></text:p>
      <text:p text:style-name="P1"/>
      <text:p text:style-name="P15">behavior_variable ::= </text:p>
      <text:p text:style-name="Standard"><text:span text:style-name="T2"><text:s text:c="2"/></text:span><text:span text:style-name="T24">local_variable_</text:span><text:span text:style-name="T2">declarator { </text:span><text:span text:style-name="T13">,</text:span><text:span text:style-name="T2"> </text:span><text:span text:style-name="T24">local_variable_</text:span><text:span text:style-name="T2">declarator }* </text:span></text:p>
      <text:p text:style-name="Standard"><text:span text:style-name="T2"><text:s text:c="2"/></text:span><text:span text:style-name="T19">:</text:span><text:span text:style-name="T1"> </text:span><text:span text:style-name="T36">data_</text:span><text:span text:style-name="T1">unique_component_classifier_reference </text:span><text:span text:style-name="T19">;</text:span></text:p>
      <text:p text:style-name="P1"/>
      <text:p text:style-name="P14">unique_component_classifier_reference ::= </text:p>
      <text:p text:style-name="Standard"><text:span text:style-name="T1"><text:s text:c="2"/>{ </text:span><text:span text:style-name="T36">package_</text:span><text:span text:style-name="T1">identifier </text:span><text:span text:style-name="T19">::</text:span><text:span text:style-name="T1"> }* </text:span><text:span text:style-name="T36">component_type_</text:span><text:span text:style-name="T1">identifier</text:span></text:p>
      <text:p text:style-name="Standard"><text:span text:style-name="T1"><text:s text:c="2"/>[ </text:span><text:span text:style-name="T19">.</text:span><text:span text:style-name="T1"> </text:span><text:span text:style-name="T36">component_implementation_</text:span><text:span text:style-name="T1">identifier ]</text:span></text:p>
      <text:p text:style-name="P1"/>
      <text:p text:style-name="P15">behavior_state ::=</text:p>
      <text:p text:style-name="Standard"><text:span text:style-name="T2"><text:s text:c="2"/></text:span><text:span text:style-name="T24">behavior_state_</text:span><text:span text:style-name="T2">identifier { </text:span><text:span text:style-name="T13">,</text:span><text:span text:style-name="T2"> </text:span><text:span text:style-name="T24">behavior_state_</text:span><text:span text:style-name="T2">identifier }* </text:span></text:p>
      <text:p text:style-name="Standard"><text:span text:style-name="T2"><text:s text:c="2"/></text:span><text:span text:style-name="T13">:</text:span><text:span text:style-name="T2"> behavior_state_kind </text:span><text:span text:style-name="T13">state ;</text:span></text:p>
      <text:p text:style-name="P1"/>
      <text:p text:style-name="P15">behavior_state_kind ::=</text:p>
      <text:p text:style-name="Standard"><text:span text:style-name="T2"><text:s text:c="2"/>[ </text:span><text:span text:style-name="T13">initial</text:span><text:span text:style-name="T2"> ][ </text:span><text:span text:style-name="T13">complete</text:span><text:span text:style-name="T2"> ][ </text:span><text:span text:style-name="T13">final</text:span><text:span text:style-name="T2"> ]</text:span></text:p>
      <text:p text:style-name="P1"/>
      <text:p text:style-name="P15">behavior_transition ::=</text:p>
      <text:p text:style-name="Standard"><text:span text:style-name="T2"><text:s text:c="2"/>[ </text:span><text:span text:style-name="T24">transition_</text:span><text:span text:style-name="T2">identifier [ </text:span><text:span text:style-name="T13">[</text:span><text:span text:style-name="T2"> behavior_transition_priority </text:span><text:span text:style-name="T13">]</text:span><text:span text:style-name="T2"> ] </text:span><text:span text:style-name="T13">:</text:span><text:span text:style-name="T2"> ]</text:span></text:p>
      <text:p text:style-name="Standard"><text:span text:style-name="T2"><text:s text:c="2"/></text:span><text:span text:style-name="T24">source_state_</text:span><text:span text:style-name="T2">identifier { , </text:span><text:span text:style-name="T24">source_state_</text:span><text:span text:style-name="T2">identifier }* </text:span></text:p>
      <text:p text:style-name="Standard"><text:span text:style-name="T2"><text:s text:c="2"/></text:span><text:span text:style-name="T13">-[</text:span><text:span text:style-name="T2"> behavior_condition </text:span><text:span text:style-name="T13">]-&gt;</text:span></text:p>
      <text:p text:style-name="Standard"><text:span text:style-name="T2"><text:s text:c="2"/></text:span><text:span text:style-name="T24">destination_state_</text:span><text:span text:style-name="T2">identifier [ behavior_action_block ] </text:span><text:span text:style-name="T13">;</text:span></text:p>
      <text:p text:style-name="P1"/>
      <text:p text:style-name="P15">behavior_transition_priority ::=</text:p>
      <text:p text:style-name="P15"><text:s text:c="2"/>numeral</text:p>
      <text:p text:style-name="P1"/>
      <text:p text:style-name="P15">behavior_condition ::= </text:p>
      <text:p text:style-name="P15"><text:s text:c="2"/>dispatch_condition</text:p>
      <text:p text:style-name="P15">| execute_condition</text:p>
      <text:p text:style-name="P1"/>
      <text:p text:style-name="P15">execute_condition ::=</text:p>
      <text:p text:style-name="Standard"><text:span text:style-name="T2"><text:s text:c="2"/>[ </text:span><text:span text:style-name="T24">logical_</text:span><text:span text:style-name="T2">value_expression | </text:span><text:span text:style-name="T24">behavior_action_block_</text:span><text:span text:style-name="T2">timeout_catch | </text:span><text:span text:style-name="T13">otherwise</text:span><text:span text:style-name="T2"> ]</text:span></text:p>
      <text:p text:style-name="P15"><text:soft-page-break/>timeout_catch ::=</text:p>
      <text:p text:style-name="Standard"><text:span text:style-name="T2"><text:s text:c="2"/></text:span><text:span text:style-name="T13">timeout</text:span></text:p>
      <text:p text:style-name="P1"/>
      <text:p text:style-name="P15">declarator ::= identifier { array_size }*</text:p>
      <text:p text:style-name="P1"/>
      <text:p text:style-name="Standard"><text:span text:style-name="T2">array_size :: </text:span><text:span text:style-name="T13">[</text:span><text:span text:style-name="T2"> </text:span><text:span text:style-name="T24">integer_</text:span><text:span text:style-name="T2">value_constant </text:span><text:span text:style-name="T13">]</text:span></text:p>
      <text:p text:style-name="P1"/>
      <text:p text:style-name="P15">dispatch_condition ::= </text:p>
      <text:p text:style-name="Standard"><text:span text:style-name="T2"><text:s text:c="2"/></text:span><text:span text:style-name="T13">on dispatch</text:span><text:span text:style-name="T2"> [ dispatch_trigger_condition ] [ </text:span><text:span text:style-name="T13">frozen</text:span><text:span text:style-name="T2"> frozen_ports ]</text:span></text:p>
      <text:p text:style-name="P1"/>
      <text:p text:style-name="P15">dispatch_trigger_condition ::=</text:p>
      <text:p text:style-name="P15"><text:s text:c="2"/>dispatch_trigger_logical_expression</text:p>
      <text:p text:style-name="P5"><text:span text:style-name="T2">| </text:span><text:span text:style-name="T24">provides_subprogram_access_</text:span><text:span text:style-name="T2">name</text:span></text:p>
      <text:p text:style-name="Standard"><text:span text:style-name="T2">| </text:span><text:span text:style-name="T13">stop</text:span></text:p>
      <text:p text:style-name="P15">| completion_relative_timeout_condition_and_catch</text:p>
      <text:p text:style-name="P15">| dispatch_relative_timeout_catch</text:p>
      <text:p text:style-name="P1"/>
      <text:p text:style-name="P15">dispatch_trigger_logical_expression ::=</text:p>
      <text:p text:style-name="Standard"><text:span text:style-name="T2"><text:s text:c="2"/>dispatch_conjunction { </text:span><text:span text:style-name="T13">or</text:span><text:span text:style-name="T2"> dispatch_conjunction }*</text:span></text:p>
      <text:p text:style-name="P15"><text:s text:c="2"/></text:p>
      <text:p text:style-name="P15">dispatch_conjunction ::=</text:p>
      <text:p text:style-name="Standard"><text:span text:style-name="T2"><text:s text:c="2"/>dispatch_trigger { </text:span><text:span text:style-name="T13">and</text:span><text:span text:style-name="T2"> dispatch_trigger }*</text:span></text:p>
      <text:p text:style-name="P15"><text:s text:c="2"/></text:p>
      <text:p text:style-name="P15">completion_relative_timeout_condition_and_catch ::=</text:p>
      <text:p text:style-name="Standard"><text:span text:style-name="T2"><text:s text:c="2"/></text:span><text:span text:style-name="T13">timeout</text:span><text:span text:style-name="T2"> behavior_time</text:span></text:p>
      <text:p text:style-name="P15"><text:s text:c="2"/></text:p>
      <text:p text:style-name="P15">dispatch_relative_timeout_catch ::=</text:p>
      <text:p text:style-name="Standard"><text:span text:style-name="T2"><text:s text:c="2"/></text:span><text:span text:style-name="T13">timeout</text:span></text:p>
      <text:p text:style-name="P15"><text:s text:c="2"/></text:p>
      <text:p text:style-name="P15">dispatch_trigger ::=</text:p>
      <text:p text:style-name="P5"><text:span text:style-name="T2"><text:s text:c="2"/></text:span><text:span text:style-name="T24">in_event_port_</text:span><text:span text:style-name="T2">name</text:span></text:p>
      <text:p text:style-name="P5"><text:span text:style-name="T2">| </text:span><text:span text:style-name="T24">in_event_data_port_</text:span><text:span text:style-name="T2">name</text:span></text:p>
      <text:p text:style-name="P1"/>
      <text:p text:style-name="P15">frozen_ports ::=</text:p>
      <text:p text:style-name="P5"><text:span text:style-name="T2"><text:s text:c="2"/></text:span><text:span text:style-name="T24">in_port_</text:span><text:span text:style-name="T2">name { </text:span><text:span text:style-name="T13">,</text:span><text:span text:style-name="T2"> </text:span><text:span text:style-name="T24">in_port_</text:span><text:span text:style-name="T2">name }*</text:span></text:p>
      <text:p text:style-name="P15"><text:soft-page-break/>behavior_action_block ::=</text:p>
      <text:p text:style-name="Standard"><text:span text:style-name="T2"><text:s text:c="2"/></text:span><text:span text:style-name="T13">{</text:span><text:span text:style-name="T2"> behavior_actions </text:span><text:span text:style-name="T13">}</text:span><text:span text:style-name="T2"> [ </text:span><text:span text:style-name="T13">timeout</text:span><text:span text:style-name="T2"> behavior_time ]</text:span></text:p>
      <text:p text:style-name="P1"/>
      <text:p text:style-name="P15">behavior_actions ::=</text:p>
      <text:p text:style-name="P15"><text:s text:c="2"/>behavior_action</text:p>
      <text:p text:style-name="P15">| behavior_action_sequence</text:p>
      <text:p text:style-name="P15">| behavior_action_set</text:p>
      <text:p text:style-name="P1"/>
      <text:p text:style-name="P15">behavior_action_sequence ::=</text:p>
      <text:p text:style-name="Standard"><text:span text:style-name="T2"><text:s text:c="2"/>behavior_action { </text:span><text:span text:style-name="T13">;</text:span><text:span text:style-name="T2"> behavior_action }+</text:span></text:p>
      <text:p text:style-name="P1"/>
      <text:p text:style-name="P15">behavior_action_set ::=</text:p>
      <text:p text:style-name="Standard"><text:span text:style-name="T2"><text:s text:c="2"/>behavior_action { </text:span><text:span text:style-name="T13">&amp;</text:span><text:span text:style-name="T2"> behavior_action }+ </text:span></text:p>
      <text:p text:style-name="P1"/>
      <text:p text:style-name="P15">behavior_action ::=</text:p>
      <text:p text:style-name="P15"><text:s text:c="2"/>basic_action </text:p>
      <text:p text:style-name="P15">| behavior_action_block</text:p>
      <text:p text:style-name="Standard"><text:span text:style-name="T2">| </text:span><text:span text:style-name="T13">if</text:span><text:span text:style-name="T2"> </text:span><text:span text:style-name="T13">(</text:span><text:span text:style-name="T2"> </text:span><text:span text:style-name="T24">logical_</text:span><text:span text:style-name="T2">value_expression </text:span><text:span text:style-name="T13">)</text:span><text:span text:style-name="T2"> behavior_actions</text:span></text:p>
      <text:p text:style-name="Standard"><text:span text:style-name="T2"><text:s text:c="2"/>{ </text:span><text:span text:style-name="T13">elsif</text:span><text:span text:style-name="T2"> </text:span><text:span text:style-name="T13">(</text:span><text:span text:style-name="T2"> </text:span><text:span text:style-name="T24">logical_</text:span><text:span text:style-name="T2">value_expression </text:span><text:span text:style-name="T13">)</text:span><text:span text:style-name="T2"> behavior_actions }*</text:span></text:p>
      <text:p text:style-name="Standard"><text:span text:style-name="T2"><text:s text:c="2"/>[ </text:span><text:span text:style-name="T13">else</text:span><text:span text:style-name="T2"> behavior_actions ] <text:s text:c="2"/></text:span></text:p>
      <text:p text:style-name="Standard"><text:span text:style-name="T2"><text:s text:c="2"/></text:span><text:span text:style-name="T13">end if </text:span></text:p>
      <text:p text:style-name="Standard"><text:span text:style-name="T2">| </text:span><text:span text:style-name="T13">for</text:span><text:span text:style-name="T2"> </text:span><text:span text:style-name="T13">(</text:span><text:span text:style-name="T2"> </text:span></text:p>
      <text:p text:style-name="Standard"><text:span text:style-name="T2"><text:s text:c="2"/></text:span><text:span text:style-name="T24">element_</text:span><text:span text:style-name="T2">identifier </text:span><text:span text:style-name="T13">:</text:span><text:span text:style-name="T2"> </text:span><text:span text:style-name="T24">data_</text:span><text:span text:style-name="T2">unique_component_classifier_reference</text:span></text:p>
      <text:p text:style-name="Standard"><text:span text:style-name="T2"><text:s text:c="2"/></text:span><text:span text:style-name="T13">in</text:span><text:span text:style-name="T2"> element_values </text:span><text:span text:style-name="T13">)</text:span><text:span text:style-name="T2"> </text:span><text:span text:style-name="T13">{</text:span><text:span text:style-name="T2"> behavior_actions </text:span><text:span text:style-name="T13">}</text:span></text:p>
      <text:p text:style-name="Standard"><text:span text:style-name="T2">| </text:span><text:span text:style-name="T13">forall</text:span><text:span text:style-name="T2"> </text:span><text:span text:style-name="T13">(</text:span><text:span text:style-name="T2"> </text:span></text:p>
      <text:p text:style-name="Standard"><text:span text:style-name="T2"><text:s text:c="2"/></text:span><text:span text:style-name="T24">element_</text:span><text:span text:style-name="T2">identifier </text:span><text:span text:style-name="T13">:</text:span><text:span text:style-name="T2"> </text:span><text:span text:style-name="T24">data_</text:span><text:span text:style-name="T2">unique_component_classifier_reference</text:span></text:p>
      <text:p text:style-name="Standard"><text:span text:style-name="T2"><text:s text:c="2"/></text:span><text:span text:style-name="T13">in</text:span><text:span text:style-name="T2"> element_values </text:span><text:span text:style-name="T13">)</text:span><text:span text:style-name="T2"> </text:span><text:span text:style-name="T13">{</text:span><text:span text:style-name="T2"> behavior_actions </text:span><text:span text:style-name="T13">}</text:span></text:p>
      <text:p text:style-name="Standard"><text:span text:style-name="T2">| </text:span><text:span text:style-name="T13">while</text:span><text:span text:style-name="T2"> </text:span><text:span text:style-name="T13">(</text:span><text:span text:style-name="T2"> </text:span><text:span text:style-name="T24">logical_</text:span><text:span text:style-name="T2">value_expression </text:span><text:span text:style-name="T13">)</text:span><text:span text:style-name="T2"> </text:span><text:span text:style-name="T13">{</text:span><text:span text:style-name="T2"> behavior_actions </text:span><text:span text:style-name="T13">}</text:span></text:p>
      <text:p text:style-name="Standard"><text:span text:style-name="T2">| </text:span><text:span text:style-name="T13">do</text:span><text:span text:style-name="T2"> behavior_actions </text:span><text:span text:style-name="T13">until</text:span><text:span text:style-name="T2"> </text:span><text:span text:style-name="T13">(</text:span><text:span text:style-name="T2"> </text:span><text:span text:style-name="T24">logical_</text:span><text:span text:style-name="T2">value_expression </text:span><text:span text:style-name="T13">)</text:span></text:p>
      <text:p text:style-name="P1"/>
      <text:p text:style-name="P15">element_values ::=</text:p>
      <text:p text:style-name="P15"><text:s text:c="2"/>integer_range</text:p>
      <text:p text:style-name="Standard"><text:span text:style-name="T2">| </text:span><text:span text:style-name="T24">event_data_port_</text:span><text:span text:style-name="T2">name</text:span></text:p>
      <text:p text:style-name="Standard"><text:span text:style-name="T2">| </text:span><text:span text:style-name="T24">array_</text:span><text:span text:style-name="T40">data_</text:span><text:span text:style-name="T2">component_reference</text:span></text:p>
      <text:p text:style-name="P1"/>
      <text:p text:style-name="P15"><text:soft-page-break/>basic_action ::=</text:p>
      <text:p text:style-name="P15"><text:s text:c="2"/>assignment_action</text:p>
      <text:p text:style-name="P15">| communication_action</text:p>
      <text:p text:style-name="P15">| timed_action</text:p>
      <text:p text:style-name="P1"/>
      <text:p text:style-name="P15">assignment_action ::= </text:p>
      <text:p text:style-name="Standard"><text:span text:style-name="T2"><text:s text:c="2"/>target </text:span><text:span text:style-name="T13">:=</text:span><text:span text:style-name="T2"> ( value_expression | </text:span><text:span text:style-name="T13">any</text:span><text:span text:style-name="T2"> )</text:span></text:p>
      <text:p text:style-name="P1"/>
      <text:p text:style-name="P2">target ::= </text:p>
      <text:p text:style-name="P9"><text:span text:style-name="T2">| </text:span><text:span text:style-name="T24">outgoing_port_</text:span><text:span text:style-name="T2">name </text:span></text:p>
      <text:p text:style-name="P6"><text:span text:style-name="T2">| </text:span><text:span text:style-name="T24">outgoing_</text:span><text:span text:style-name="T40">subprogram_parameter</text:span><text:span text:style-name="T2"> </text:span></text:p>
      <text:p text:style-name="P9"><text:span text:style-name="T2">| </text:span><text:span text:style-name="T40">data_</text:span><text:span text:style-name="T2">component_reference</text:span></text:p>
      <text:p text:style-name="P6"><text:span text:style-name="T2">| </text:span><text:span text:style-name="T25">outgoing_port_prototype_</text:span><text:span text:style-name="T2">name</text:span></text:p>
      <text:p text:style-name="P15"/>
      <text:p text:style-name="P15">communication_action ::= </text:p>
      <text:p text:style-name="Standard"><text:span text:style-name="T2"><text:s text:c="2"/></text:span><text:span text:style-name="T24">subprogram_prototype_</text:span><text:span text:style-name="T2">name </text:span><text:span text:style-name="T13">!</text:span><text:span text:style-name="T2"> [ </text:span><text:span text:style-name="T13">(</text:span><text:span text:style-name="T2"> subprogram_parameter_list </text:span><text:span text:style-name="T13">)</text:span><text:span text:style-name="T2"> ]</text:span></text:p>
      <text:p text:style-name="Standard"><text:span text:style-name="T2">| </text:span><text:span text:style-name="T24">required_subprogram_access_</text:span><text:span text:style-name="T2">name </text:span><text:span text:style-name="T13">!</text:span><text:span text:style-name="T2"> [ </text:span><text:span text:style-name="T13">(</text:span><text:span text:style-name="T2"> subprogram_parameter_list </text:span><text:span text:style-name="T13">)</text:span><text:span text:style-name="T2"> ]</text:span></text:p>
      <text:p text:style-name="Standard"><text:span text:style-name="T2">| </text:span><text:span text:style-name="T24">subprogram_subcomponent_</text:span><text:span text:style-name="T2">name </text:span><text:span text:style-name="T13">!</text:span><text:span text:style-name="T2"> [ </text:span><text:span text:style-name="T13">(</text:span><text:span text:style-name="T2"> subprogram_parameter_list </text:span><text:span text:style-name="T13">)</text:span><text:span text:style-name="T2"> ]</text:span></text:p>
      <text:p text:style-name="Standard"><text:span text:style-name="T2">| </text:span><text:span text:style-name="T24">subprogram_</text:span><text:span text:style-name="T2">unique_component_classifier_reference </text:span><text:span text:style-name="T13">!</text:span><text:span text:style-name="T2"> [ </text:span><text:span text:style-name="T13">(</text:span><text:span text:style-name="T2"> subprogram_parameter_list </text:span><text:span text:style-name="T13">)</text:span><text:span text:style-name="T2"> ]</text:span></text:p>
      <text:p text:style-name="Standard"><text:span text:style-name="T2">| </text:span><text:span text:style-name="T24">output_port_</text:span><text:span text:style-name="T2">name </text:span><text:span text:style-name="T13">!</text:span><text:span text:style-name="T2"> [ </text:span><text:span text:style-name="T13">(</text:span><text:span text:style-name="T2"> value_expression </text:span><text:span text:style-name="T13">)</text:span><text:span text:style-name="T2"> ]</text:span></text:p>
      <text:p text:style-name="Standard"><text:span text:style-name="T2">| </text:span><text:span text:style-name="T24">input_port_</text:span><text:span text:style-name="T2">name </text:span><text:span text:style-name="T13">&gt;&gt;</text:span></text:p>
      <text:p text:style-name="Standard"><text:span text:style-name="T2">| </text:span><text:span text:style-name="T24">input_port_</text:span><text:span text:style-name="T2">name </text:span><text:span text:style-name="T13">?</text:span><text:span text:style-name="T2"> [ </text:span><text:span text:style-name="T13">(</text:span><text:span text:style-name="T2"> target </text:span><text:span text:style-name="T13">)</text:span><text:span text:style-name="T2"> ]</text:span></text:p>
      <text:p text:style-name="Standard"><text:span text:style-name="T2">| </text:span><text:span text:style-name="T24">required_data_access_</text:span><text:span text:style-name="T2">name </text:span><text:span text:style-name="T13">!&lt;</text:span></text:p>
      <text:p text:style-name="Standard"><text:span text:style-name="T2">| </text:span><text:span text:style-name="T24">required_data_access_</text:span><text:span text:style-name="T2">name </text:span><text:span text:style-name="T13">!&gt;</text:span></text:p>
      <text:p text:style-name="Standard"><text:span text:style-name="T2">| </text:span><text:span text:style-name="T24">required_data_access_</text:span><text:span text:style-name="T2">name </text:span><text:span text:style-name="T12">.</text:span><text:span text:style-name="T2"> </text:span><text:span text:style-name="T24">provided_subprogram_access_</text:span><text:span text:style-name="T2">name </text:span><text:span text:style-name="T13">!</text:span><text:span text:style-name="T2"> [ </text:span><text:span text:style-name="T13">(</text:span><text:span text:style-name="T2"> subprogram_parameter_list </text:span><text:span text:style-name="T13">)</text:span><text:span text:style-name="T2"> ]</text:span></text:p>
      <text:p text:style-name="P12"><text:span text:style-name="T2">| </text:span><text:span text:style-name="T24">data_subcomponent_</text:span><text:span text:style-name="T2">name </text:span><text:span text:style-name="T12">.</text:span><text:span text:style-name="T2"> </text:span><text:span text:style-name="T24">provided_subprogram_access_</text:span><text:span text:style-name="T2">name </text:span><text:span text:style-name="T13">!</text:span><text:span text:style-name="T2"> [ </text:span><text:span text:style-name="T13">(</text:span><text:span text:style-name="T2"> subprogram_parameter_list </text:span><text:span text:style-name="T13">)</text:span><text:span text:style-name="T2"> ]</text:span></text:p>
      <text:p text:style-name="P12"><text:span text:style-name="T2">| </text:span><text:span text:style-name="T24">local_variable_</text:span><text:span text:style-name="T2">name </text:span><text:span text:style-name="T12">.</text:span><text:span text:style-name="T2"> </text:span><text:span text:style-name="T24">provided_subprogram_access_</text:span><text:span text:style-name="T2">name </text:span><text:span text:style-name="T13">!</text:span><text:span text:style-name="T2"> [ </text:span><text:span text:style-name="T13">(</text:span><text:span text:style-name="T2"> subprogram_parameter_list </text:span><text:span text:style-name="T13">)</text:span><text:span text:style-name="T2"> ]</text:span></text:p>
      <text:p text:style-name="Standard"><text:span text:style-name="T2">| </text:span><text:span text:style-name="T13">*!&lt;</text:span></text:p>
      <text:p text:style-name="Standard"><text:span text:style-name="T2">| </text:span><text:span text:style-name="T13">*!&gt;</text:span></text:p>
      <text:p text:style-name="P1"/>
      <text:p text:style-name="P22"><text:span text:style-name="T63">timed_action ::= </text:span></text:p>
      <text:p text:style-name="P28"><text:span text:style-name="T2"><text:s text:c="2"/></text:span><text:span text:style-name="T13">computation</text:span><text:span text:style-name="T2"> </text:span><text:span text:style-name="T13">(</text:span><text:span text:style-name="T2"> behavior_time [ </text:span><text:span text:style-name="T13">..</text:span><text:span text:style-name="T2"> behavior_time ] </text:span><text:span text:style-name="T13">)</text:span></text:p>
      <text:p text:style-name="P28"><text:span text:style-name="T14"><text:s text:c="4"/></text:span><text:span text:style-name="T43">[ </text:span><text:span text:style-name="T15">in binding (</text:span><text:span text:style-name="T43"> </text:span><text:span text:style-name="T57">processor_</text:span><text:span text:style-name="T43">unique_component_classier_reference</text:span></text:p>
      <text:p text:style-name="P22"><text:span text:style-name="T50"><text:s text:c="6"/>{ </text:span><text:span text:style-name="T22">, </text:span><text:span text:style-name="T61">processor_</text:span><text:span text:style-name="T50">unique_com</text:span><text:span text:style-name="T51">p</text:span><text:span text:style-name="T50">onent_classifier_reference }* </text:span><text:span text:style-name="T22">) </text:span><text:span text:style-name="T50">]</text:span><text:span text:style-name="T48"> <text:s/></text:span></text:p>
      <text:p text:style-name="P15"/>
      <text:p text:style-name="P15"><text:soft-page-break/>subprogram_parameter_list ::=</text:p>
      <text:p text:style-name="Standard"><text:span text:style-name="T2"><text:s text:c="2"/>parameter_label { </text:span><text:span text:style-name="T13">,</text:span><text:span text:style-name="T2"> parameter_label }*</text:span></text:p>
      <text:p text:style-name="P1"/>
      <text:p text:style-name="P15">parameter_label ::=</text:p>
      <text:p text:style-name="Standard"><text:span text:style-name="T2"><text:s text:c="2"/></text:span><text:span text:style-name="T24">in_</text:span><text:span text:style-name="T2">subprogram_parameter | </text:span><text:span text:style-name="T24">out_</text:span><text:span text:style-name="T2">subprogram_parameter</text:span></text:p>
      <text:p text:style-name="P1"/>
      <text:p text:style-name="P3">data_component_reference ::=</text:p>
      <text:p text:style-name="P7"><text:span text:style-name="T2"><text:s text:c="2"/></text:span><text:span text:style-name="T24">data_subcomponent_</text:span><text:span text:style-name="T2">name { </text:span><text:span text:style-name="T13">.</text:span><text:span text:style-name="T2"> data_</text:span><text:span text:style-name="T5">field</text:span><text:span text:style-name="T2"> }*</text:span></text:p>
      <text:p text:style-name="P8"><text:span text:style-name="T2">| </text:span><text:span text:style-name="T24">data_access_feature_</text:span><text:span text:style-name="T2">name { </text:span><text:span text:style-name="T13">.</text:span><text:span text:style-name="T2"> data_</text:span><text:span text:style-name="T5">field</text:span><text:span text:style-name="T2"> }*</text:span></text:p>
      <text:p text:style-name="P8"><text:span text:style-name="T2">| </text:span><text:span text:style-name="T24">local_variable_</text:span><text:span text:style-name="T44">name</text:span><text:span text:style-name="T2"> { </text:span><text:span text:style-name="T12">.</text:span><text:span text:style-name="T2"> data_</text:span><text:span text:style-name="T5">field</text:span><text:span text:style-name="T2"> }* <text:line-break/>| </text:span><text:span text:style-name="T24">data_access_feature_prototype</text:span><text:span text:style-name="T23">_</text:span><text:span text:style-name="T2">name { </text:span><text:span text:style-name="T13">.</text:span><text:span text:style-name="T2"> data_</text:span><text:span text:style-name="T5">field</text:span><text:span text:style-name="T2"> }*</text:span></text:p>
      <text:p text:style-name="P16"/>
      <text:p text:style-name="P3"><text:span text:style-name="T38">data_</text:span><text:span text:style-name="T46">fi</text:span><text:span text:style-name="T47">eld</text:span><text:span text:style-name="T38"> ::=</text:span></text:p>
      <text:p text:style-name="P7"><text:span text:style-name="T40"><text:s text:c="2"/></text:span><text:span text:style-name="T24">data_subcomponent_</text:span><text:span text:style-name="T2">name</text:span></text:p>
      <text:p text:style-name="P7"><text:span text:style-name="T2">| </text:span><text:span text:style-name="T24">data_access_</text:span><text:span text:style-name="T27">feature_</text:span><text:span text:style-name="T2">name</text:span></text:p>
      <text:p text:style-name="P7"><text:span text:style-name="T2">| </text:span><text:span text:style-name="T24">data_access_</text:span><text:span text:style-name="T27">feature_</text:span><text:span text:style-name="T24">prototype</text:span><text:span text:style-name="T23">_</text:span><text:span text:style-name="T2">name</text:span></text:p>
      <text:p text:style-name="P4"/>
      <text:p text:style-name="P3">subprogram_parameter ::=</text:p>
      <text:p text:style-name="P7"><text:span text:style-name="T24"><text:s text:c="2"/>subprogram_parameter_</text:span><text:span text:style-name="T2">name {</text:span><text:span text:style-name="T13">.</text:span><text:span text:style-name="T2"> data_</text:span><text:span text:style-name="T6">field</text:span><text:span text:style-name="T2"> }*</text:span></text:p>
      <text:p text:style-name="P4"/>
      <text:p text:style-name="P4">name ::= </text:p>
      <text:p text:style-name="P7"><text:span text:style-name="T40"><text:s text:c="2"/>{ </text:span><text:span text:style-name="T24">thread_group_</text:span><text:span text:style-name="T40">identifier </text:span><text:span text:style-name="T13">.</text:span><text:span text:style-name="T40"> }*</text:span></text:p>
      <text:p text:style-name="P10"><text:s text:c="2"/>{</text:p>
      <text:p text:style-name="P7"><text:span text:style-name="T40"><text:s text:c="4"/>[</text:span><text:span text:style-name="T39"> </text:span><text:span text:style-name="T36">subprogram_group_access_</text:span><text:span text:style-name="T39">identifier </text:span><text:span text:style-name="T19">.</text:span><text:span text:style-name="T45"> </text:span><text:span text:style-name="T39">]</text:span></text:p>
      <text:p text:style-name="P7"><text:span text:style-name="T40"><text:s text:c="4"/>[</text:span><text:span text:style-name="T39"> </text:span><text:span text:style-name="T36">subprogram_group_</text:span><text:span text:style-name="T39">identifier</text:span><text:span text:style-name="T19">.</text:span><text:span text:style-name="T45"> </text:span><text:span text:style-name="T39">]</text:span></text:p>
      <text:p text:style-name="P7"><text:span text:style-name="T40"><text:s text:c="4"/>[ </text:span><text:span text:style-name="T24">feature_group_</text:span><text:span text:style-name="T40">identifier </text:span><text:span text:style-name="T13">.</text:span><text:span text:style-name="T42"> </text:span><text:span text:style-name="T40">]</text:span></text:p>
      <text:p text:style-name="P10"><text:s text:c="2"/>}*</text:p>
      <text:p text:style-name="P23"><text:span text:style-name="T52"><text:s text:c="2"/>identifier { array_index }*</text:span></text:p>
      <text:p text:style-name="P23">array_index ::=</text:p>
      <text:p text:style-name="Standard"><text:span text:style-name="T2"><text:s text:c="2"/></text:span><text:span text:style-name="T13">[</text:span><text:span text:style-name="T2"> </text:span><text:span text:style-name="T24">integer_</text:span><text:span text:style-name="T2">value </text:span><text:span text:style-name="T13">]</text:span></text:p>
      <text:p text:style-name="P1"/>
      <text:p text:style-name="P15">value ::=</text:p>
      <text:p text:style-name="P15"><text:s text:c="2"/>value_variable</text:p>
      <text:p text:style-name="P15">| value_constant</text:p>
      <text:p text:style-name="Standard"><text:span text:style-name="T2">| </text:span><text:span text:style-name="T13">(</text:span><text:span text:style-name="T2"> value_expression </text:span><text:span text:style-name="T13">)</text:span></text:p>
      <text:p text:style-name="P4"><text:soft-page-break/>value_variable ::=</text:p>
      <text:p text:style-name="P11"><text:span text:style-name="T2"><text:s text:c="2"/></text:span><text:span text:style-name="T24">incoming_port_</text:span><text:span text:style-name="T2">name</text:span></text:p>
      <text:p text:style-name="P11"><text:span text:style-name="T2">| </text:span><text:span text:style-name="T24">incoming_port_</text:span><text:span text:style-name="T2">name </text:span><text:span text:style-name="T13">?</text:span></text:p>
      <text:p text:style-name="P7"><text:span text:style-name="T2">| </text:span><text:span text:style-name="T24">incoming_</text:span><text:span text:style-name="T40">subprogram_parameter</text:span></text:p>
      <text:p text:style-name="P11"><text:span text:style-name="T4">| </text:span><text:span text:style-name="T31">incoming_port_prototype_</text:span><text:span text:style-name="T4">name</text:span></text:p>
      <text:p text:style-name="P11"><text:span text:style-name="T2">| </text:span><text:span text:style-name="T40">data_</text:span><text:span text:style-name="T2">component_reference</text:span></text:p>
      <text:p text:style-name="P11"><text:span text:style-name="T2">| </text:span><text:span text:style-name="T24">port_</text:span><text:span text:style-name="T2">name </text:span><text:span text:style-name="T13">’ count</text:span></text:p>
      <text:p text:style-name="P11"><text:span text:style-name="T2">| </text:span><text:span text:style-name="T24">port_</text:span><text:span text:style-name="T2">name </text:span><text:span text:style-name="T12">’ </text:span><text:span text:style-name="T13">fresh</text:span></text:p>
      <text:p text:style-name="P15"/>
      <text:p text:style-name="P15">value_constant ::= </text:p>
      <text:p text:style-name="P15"><text:s text:c="2"/>boolean_literal</text:p>
      <text:p text:style-name="P15">| numeric_literal </text:p>
      <text:p text:style-name="P15">| string_literal</text:p>
      <text:p text:style-name="P15">| property_constant</text:p>
      <text:p text:style-name="P17">| property_<text:span text:style-name="T54">reference</text:span></text:p>
      <text:p text:style-name="P1"/>
      <text:p text:style-name="P15">value_expression ::=</text:p>
      <text:p text:style-name="P15"><text:s text:c="2"/>relation { logical_operator relation}* </text:p>
      <text:p text:style-name="P1"/>
      <text:p text:style-name="P15">relation ::=</text:p>
      <text:p text:style-name="P15"><text:s text:c="3"/>simple_expression [ relational_operator simple_expression ]</text:p>
      <text:p text:style-name="P1"/>
      <text:p text:style-name="P15">simple_expression ::= </text:p>
      <text:p text:style-name="P15"><text:s text:c="2"/>[ unary_adding_operator ] term { binary_adding_operator term }*</text:p>
      <text:p text:style-name="P1"/>
      <text:p text:style-name="P15">term ::= </text:p>
      <text:p text:style-name="P15"><text:s text:c="2"/>factor { multiplying_operator factor }*</text:p>
      <text:p text:style-name="P15">factor ::= </text:p>
      <text:p text:style-name="P15"><text:s text:c="2"/>value [ binary_numeric_operator value ] </text:p>
      <text:p text:style-name="P15">| unary_numeric_operator value </text:p>
      <text:p text:style-name="P15">| unary_boolean_operator value</text:p>
      <text:p text:style-name="P1"/>
      <text:p text:style-name="P15">logical_operator ::= </text:p>
      <text:p text:style-name="Standard"><text:span text:style-name="T2"><text:s text:c="2"/></text:span><text:span text:style-name="T13">and</text:span><text:span text:style-name="T2"> | </text:span><text:span text:style-name="T13">or</text:span><text:span text:style-name="T2"> | </text:span><text:span text:style-name="T13">xor</text:span><text:span text:style-name="T2"> </text:span></text:p>
      <text:p text:style-name="P1"/>
      <text:p text:style-name="P15"><text:soft-page-break/>relational_operator ::= </text:p>
      <text:p text:style-name="Standard"><text:span text:style-name="T2"><text:s text:c="2"/></text:span><text:span text:style-name="T13">=</text:span><text:span text:style-name="T2"> | </text:span><text:span text:style-name="T13">!=</text:span><text:span text:style-name="T2"> | </text:span><text:span text:style-name="T13">&lt;</text:span><text:span text:style-name="T2"> | </text:span><text:span text:style-name="T13">&lt;=</text:span><text:span text:style-name="T2"> | </text:span><text:span text:style-name="T13">&gt;</text:span><text:span text:style-name="T2"> | </text:span><text:span text:style-name="T13">&gt;=</text:span></text:p>
      <text:p text:style-name="P1"/>
      <text:p text:style-name="P15">binary_adding_operator ::= </text:p>
      <text:p text:style-name="Standard"><text:span text:style-name="T2"><text:s text:c="2"/></text:span><text:span text:style-name="T13">+</text:span><text:span text:style-name="T2"> | </text:span><text:span text:style-name="T13">-</text:span><text:span text:style-name="T2"> </text:span></text:p>
      <text:p text:style-name="P1"/>
      <text:p text:style-name="P15">unary_adding_operator ::= <text:s/></text:p>
      <text:p text:style-name="Standard"><text:span text:style-name="T2"><text:s text:c="2"/></text:span><text:span text:style-name="T13">+</text:span><text:span text:style-name="T2"> | </text:span><text:span text:style-name="T13">-</text:span></text:p>
      <text:p text:style-name="P1"/>
      <text:p text:style-name="P15">multiplying_operator ::= <text:s/></text:p>
      <text:p text:style-name="Standard"><text:span text:style-name="T2"><text:s text:c="2"/></text:span><text:span text:style-name="T13">*</text:span><text:span text:style-name="T2"> | </text:span><text:span text:style-name="T13">/</text:span><text:span text:style-name="T2"> | </text:span><text:span text:style-name="T13">mod</text:span><text:span text:style-name="T2"> | </text:span><text:span text:style-name="T13">rem</text:span></text:p>
      <text:p text:style-name="P1"/>
      <text:p text:style-name="P15">binary_numeric_operator ::= </text:p>
      <text:p text:style-name="Standard"><text:span text:style-name="T2"><text:s text:c="2"/></text:span><text:span text:style-name="T13">**</text:span></text:p>
      <text:p text:style-name="P1"/>
      <text:p text:style-name="P15">unary_numeric_operator ::= </text:p>
      <text:p text:style-name="Standard"><text:span text:style-name="T2"><text:s text:c="2"/></text:span><text:span text:style-name="T13">abs</text:span></text:p>
      <text:p text:style-name="P1"/>
      <text:p text:style-name="P15">unary_boolean_operator ::= </text:p>
      <text:p text:style-name="Standard"><text:span text:style-name="T2"><text:s text:c="2"/></text:span><text:span text:style-name="T13">not</text:span></text:p>
      <text:p text:style-name="P1"/>
      <text:p text:style-name="P15">boolean_literal ::= </text:p>
      <text:p text:style-name="Standard"><text:span text:style-name="T2"><text:s text:c="2"/></text:span><text:span text:style-name="T13">true</text:span><text:span text:style-name="T2"> | </text:span><text:span text:style-name="T13">false</text:span></text:p>
      <text:p text:style-name="P1"/>
      <text:p text:style-name="P15">integer_range ::= </text:p>
      <text:p text:style-name="Standard"><text:span text:style-name="T2"><text:s text:c="2"/>integer_value </text:span><text:span text:style-name="T13">..</text:span><text:span text:style-name="T2"> integer_value</text:span></text:p>
      <text:p text:style-name="P1"/>
      <text:p text:style-name="P15">integer_value ::= </text:p>
      <text:p text:style-name="Standard"><text:span text:style-name="T2"><text:s text:c="2"/></text:span><text:span text:style-name="T24">integer_</text:span><text:span text:style-name="T2">value_variable </text:span></text:p>
      <text:p text:style-name="Standard"><text:span text:style-name="T2">| </text:span><text:span text:style-name="T24">integer_</text:span><text:span text:style-name="T2">value_constant </text:span></text:p>
      <text:p text:style-name="P1"/>
      <text:p text:style-name="P15">behavior_time ::= </text:p>
      <text:p text:style-name="Standard"><text:span text:style-name="T2"><text:s text:c="2"/>integer_value </text:span><text:span text:style-name="T24">unit_</text:span><text:span text:style-name="T2">identifier</text:span></text:p>
      <text:p text:style-name="P1"/>
      <text:p text:style-name="P15"/>
      <text:p text:style-name="P15"/>
      <text:p text:style-name="P15"><text:soft-page-break/>property_constant ::=</text:p>
      <text:p text:style-name="P27"><text:span text:style-name="T2"><text:s text:c="2"/></text:span><text:span text:style-name="T18">#</text:span><text:span text:style-name="T7"> </text:span><text:span text:style-name="T2">[ </text:span><text:span text:style-name="T24">property_set_</text:span><text:span text:style-name="T2">identifier </text:span><text:span text:style-name="T13">::</text:span><text:span text:style-name="T2"> ] </text:span><text:span text:style-name="T24">property_constant_</text:span><text:span text:style-name="T2">identifier</text:span></text:p>
      <text:p text:style-name="P1"/>
      <text:p text:style-name="P19">property_reference ::=</text:p>
      <text:p text:style-name="P21"><text:s text:c="2"/><text:span text:style-name="T20">#</text:span><text:span text:style-name="T55"> </text:span>[ <text:span text:style-name="T37">property_set_</text:span>identifier <text:span text:style-name="T20">::</text:span> ] <text:span text:style-name="T37">property_value_</text:span>identifier</text:p>
      <text:p text:style-name="P25"><text:span text:style-name="T2">| </text:span><text:span text:style-name="T24">own_</text:span><text:span text:style-name="T2">component_element_</text:span><text:span text:style-name="T10">reference</text:span><text:span text:style-name="T2"> </text:span><text:span text:style-name="T13">#</text:span><text:span text:style-name="T2"> property_name { </text:span><text:span text:style-name="T13">.</text:span><text:span text:style-name="T2"> </text:span><text:span text:style-name="T24">field_</text:span><text:span text:style-name="T28">record</text:span><text:span text:style-name="T24">_</text:span><text:span text:style-name="T2">property_name }*</text:span></text:p>
      <text:p text:style-name="P5"><text:span text:style-name="T11">| unique_component_classifier_reference </text:span><text:span text:style-name="T16">#</text:span><text:span text:style-name="T11"> property_name { </text:span><text:span text:style-name="T16">.</text:span><text:span text:style-name="T11"> </text:span><text:span text:style-name="T32">field_</text:span><text:span text:style-name="T33">record</text:span><text:span text:style-name="T32">_</text:span><text:bookmark text:name="_GoBack"/><text:span text:style-name="T11">property_name }</text:span><text:span text:style-name="T2">*</text:span></text:p>
      <text:p text:style-name="P18"/>
      <text:p text:style-name="P20">component_element_<text:span text:style-name="T62">reference</text:span> ::=</text:p>
      <text:p text:style-name="P26"><text:span text:style-name="T2"><text:s text:c="2"/></text:span><text:span text:style-name="T24">subcomponent_</text:span><text:span text:style-name="T2">name</text:span></text:p>
      <text:p text:style-name="P26"><text:span text:style-name="T2">| </text:span><text:span text:style-name="T24">local_variable_</text:span><text:span text:style-name="T65">name</text:span></text:p>
      <text:p text:style-name="P26"><text:span text:style-name="T2">| </text:span><text:span text:style-name="T24">binded_prototype_</text:span><text:span text:style-name="T2">name</text:span></text:p>
      <text:p text:style-name="P26"><text:span text:style-name="T2">| </text:span><text:span text:style-name="T24">feature_</text:span><text:span text:style-name="T2">name</text:span></text:p>
      <text:p text:style-name="P20"><text:span text:style-name="T38">| </text:span><text:span text:style-name="T20">self</text:span></text:p>
      <text:p text:style-name="P18"/>
      <text:p text:style-name="P19">property_name ::=</text:p>
      <text:p text:style-name="P25"><text:span text:style-name="T2"><text:s text:c="2"/></text:span><text:span text:style-name="T56">property_</text:span><text:span text:style-name="T8">identifier</text:span><text:span text:style-name="T2"> { property_field }*</text:span></text:p>
      <text:p text:style-name="P18"/>
      <text:p text:style-name="P19">property_field ::=</text:p>
      <text:p text:style-name="P25"><text:span text:style-name="T2"><text:s text:c="2"/></text:span><text:span text:style-name="T13">[</text:span><text:span text:style-name="T2"> </text:span><text:span text:style-name="T24">integer_</text:span><text:span text:style-name="T2">value </text:span><text:span text:style-name="T13">]</text:span></text:p>
      <text:p text:style-name="P25"><text:span text:style-name="T2">| </text:span><text:span text:style-name="T13">.</text:span><text:span text:style-name="T2"> </text:span><text:span text:style-name="T24">item_list_</text:span><text:span text:style-name="T2">identifier</text:span></text:p>
      <text:p text:style-name="P25"><text:span text:style-name="T2">| </text:span><text:span text:style-name="T13">.</text:span><text:span text:style-name="T2"> </text:span><text:span text:style-name="T13">upper_bound</text:span></text:p>
      <text:p text:style-name="P25"><text:span text:style-name="T2">| </text:span><text:span text:style-name="T13">.</text:span><text:span text:style-name="T2"> </text:span><text:span text:style-name="T13">lower_bound</text:span></text:p>
      <text:p text:style-name="P18"/>
      <text:p text:style-name="P15">numeric_literal ::= &lt;refer to [AS5506A 15.4]&gt;</text:p>
      <text:p text:style-name="P1"/>
      <text:p text:style-name="P15">string_literal ::= &lt;refer to [AS5506A 15.5]&gt;</text:p>
      <text:p text:style-name="P1"/>
      <text:p text:style-name="P15">numeral ::= &lt;refer to [AS5506A 15.4.1]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Courier New" svg:font-family="'Courier New'" style:font-family-generic="roman" style:font-pitch="variable"/>
    <style:font-face style:name="Droid Sans" svg:font-family="'Droid Sans'" style:font-family-generic="roman" style:font-pitch="variable"/>
    <style:font-face style:name="Helvetica" svg:font-family="Helvetica" style:font-family-generic="roman" style:font-pitch="variable"/>
    <style:font-face style:name="Lucida Grande" svg:font-family="'Lucida Grande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Grande1" svg:font-family="'Lucida Grande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GB" style:letter-kerning="true" style:font-name-asian="Times New Roman1" style:font-size-asian="10pt" style:language-asian="fr" style:country-asian="FR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0pt" fo:language="en" fo:country="GB" style:letter-kerning="true" style:font-name-asian="Times New Roman1" style:font-size-asian="10pt" style:language-asian="fr" style:country-asian="FR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0" fo:widows="0" fo:hyphenation-ladder-count="no-limit" style:punctuation-wrap="hanging" style:vertical-align="baseline" style:writing-mode="lr-tb"/>
      <style:text-properties style:font-name="Droid Sans" fo:font-family="'Droid Sans'" style:font-family-generic="roman" style:font-pitch="variable" fo:font-size="12pt" fo:language="fr" fo:country="FR" style:letter-kerning="true" style:font-size-asian="12pt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style:contextual-spacing="false"/>
    </style:style>
    <style:style style:name="List" style:family="paragraph" style:parent-style-name="Text_20_body" style:default-outline-level="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caption" style:family="paragraph" style:parent-style-name="Standard" style:default-outline-level="">
      <style:paragraph-properties fo:margin-top="0.212cm" fo:margin-bottom="0.212cm" style:contextual-spacing="false" text:number-lines="false" text:line-number="0"/>
    </style:style>
    <style:style style:name="Balloon_20_Text" style:display-name="Balloon Text" style:family="paragraph" style:parent-style-name="Standard" style:default-outline-level="">
      <style:text-properties style:font-name="Lucida Grande" fo:font-family="'Lucida Grande'" style:font-family-generic="roman" style:font-pitch="variable" fo:font-size="9pt" style:font-size-asian="9pt" style:font-name-complex="Lucida Grande1" style:font-family-complex="'Lucida Grande'" style:font-family-generic-complex="system" style:font-pitch-complex="variable" style:font-size-complex="9pt"/>
    </style:style>
    <style:style style:name="Revision" style:family="paragraph" style:default-outline-level="">
      <style:paragraph-properties fo:orphans="2" fo:widows="2" style:writing-mode="lr-tb"/>
      <style:text-properties style:font-name="Droid Sans" fo:font-family="'Droid Sans'" style:font-family-generic="roman" style:font-pitch="variable" fo:font-size="12pt" fo:language="fr" fo:country="FR" style:letter-kerning="true" style:font-size-asian="12pt"/>
    </style:style>
    <style:style style:name="Default_20_Paragraph_20_Font" style:display-name="Default Paragraph Font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Texte_20_de_20_bulles_20_Car" style:display-name="Texte de bulles Car" style:family="text" style:parent-style-name="Default_20_Paragraph_20_Font">
      <style:text-properties style:font-name="Lucida Grande" fo:font-family="'Lucida Grande'" style:font-family-generic="roman" style:font-pitch="variable" fo:font-size="9pt" fo:language="fr" fo:country="FR" style:letter-kerning="true" style:font-size-asian="9pt" style:font-name-complex="Lucida Grande1" style:font-family-complex="'Lucida Grande'" style:font-family-generic-complex="system" style:font-pitch-complex="variable" style:font-size-complex="9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17000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ébastien Gardoll</meta:initial-creator>
    <meta:editing-cycles>105</meta:editing-cycles>
    <meta:print-date>2013-11-27T08:24:00</meta:print-date>
    <meta:creation-date>2013-09-24T16:09:00</meta:creation-date>
    <dc:date>2014-06-06T12:15:02.799123730</dc:date>
    <meta:editing-duration>PT1H18M35S</meta:editing-duration>
    <meta:generator>LibreOffice/4.1.3.2$Linux_X86_64 LibreOffice_project/410m0$Build-2</meta:generator>
    <meta:document-statistic meta:table-count="0" meta:image-count="0" meta:object-count="0" meta:page-count="8" meta:paragraph-count="216" meta:word-count="719" meta:character-count="6636" meta:non-whitespace-character-count="5891"/>
    <meta:user-defined meta:name="AppVersion">14.0000</meta:user-defined>
    <meta:user-defined meta:name="Company">CNR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